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7.747cm" draw:transform="rotate (-0.000174532925199667) translate (2.144cm 19.668cm)">
          <text:p text:style-name="P1">Cruise Ships</text:p>
          <text:p text:style-name="P1">--------------------------</text:p>
          <text:p text:style-name="P1">CruiseLine</text:p>
          <text:p text:style-name="P1">Arrival date/time</text:p>
          <text:p text:style-name="P1"><text:s/>Departure date/time</text:p>
          <text:p text:style-name="P1">Ship Name</text:p>
          <text:p text:style-name="P1">#of Passengers</text:p>
          <text:p text:style-name="P1">All Aboard</text:p>
          <text:p text:style-name="P1">Dock</text:p>
          <text:p text:style-name="P1">Voyage</text:p>
          <text:p text:style-name="P1">Settl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334cm" svg:height="5.334cm" svg:x="9.382cm" svg:y="1.889cm">
          <text:p text:style-name="P1">Tours</text:p>
          <text:p text:style-name="P1">-----------------------</text:p>
          <text:p text:style-name="P1">Date</text:p>
          <text:p text:style-name="P1">StartTime</text:p>
          <text:p text:style-name="P1">EndTime</text:p>
          <text:p text:style-name="P1">Tour type</text:p>
          <text:p text:style-name="P1">Group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3.937cm" svg:x="15.605cm" svg:y="4.429cm">
          <text:p text:style-name="P1">Tour Type</text:p>
          <text:p text:style-name="P1">--------------------</text:p>
          <text:p text:style-name="P1">Name</text:p>
          <text:p text:style-name="P1">ResourceLis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1cm" svg:height="4.572cm" svg:x="15.859cm" svg:y="19.161cm">
          <text:p text:style-name="P1">Resources</text:p>
          <text:p text:style-name="P1">-------------------</text:p>
          <text:p text:style-name="P1">ID</text:p>
          <text:p text:style-name="P1">Name</text:p>
          <text:p text:style-name="P1">Capacity</text:p>
          <text:p text:style-name="P1">Own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3.302cm" svg:x="7.731cm" svg:y="9.636cm">
          <text:p text:style-name="P1">Groups</text:p>
          <text:p text:style-name="P1">-------------</text:p>
          <text:p text:style-name="P1">Purchaser</text:p>
          <text:p text:style-name="P1">#ofPeop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3.81cm" svg:x="7.35cm" svg:y="14.843cm">
          <text:p text:style-name="P1">Puchaser</text:p>
          <text:p text:style-name="P1">-----------------</text:p>
          <text:p text:style-name="P1">Name:</text:p>
          <text:p text:style-name="P1">Amount owed: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72cm" svg:height="4.445cm" svg:x="15.224cm" svg:y="9.382cm">
          <text:p text:style-name="P1">ResourceList</text:p>
          <text:p text:style-name="P1">-------------------</text:p>
          <text:p text:style-name="P1">Resource</text:p>
          <text:p text:style-name="P1">OrderNum</text:p>
          <text:p text:style-name="P1">Duration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097cm" svg:y1="2.651cm" svg:x2="17.129cm" svg:y2="4.302cm">
          <text:p/>
        </draw:line>
        <draw:line draw:style-name="gr2" draw:text-style-name="P1" draw:layer="layout" svg:x1="17.764cm" svg:y1="13.827cm" svg:x2="17.891cm" svg:y2="19.288cm">
          <text:p/>
        </draw:line>
        <draw:line draw:style-name="gr2" draw:text-style-name="P1" draw:layer="layout" svg:x1="10.271cm" svg:y1="12.938cm" svg:x2="10.398cm" svg:y2="14.97cm">
          <text:p/>
        </draw:line>
        <draw:line draw:style-name="gr3" draw:text-style-name="P1" draw:layer="layout" svg:x1="9.763cm" svg:y1="18.653cm" svg:x2="4.937cm" svg:y2="19.669cm">
          <text:p/>
        </draw:line>
        <draw:custom-shape draw:style-name="gr1" draw:text-style-name="P1" draw:layer="layout" svg:width="4.826cm" svg:height="3.429cm" svg:x="9.763cm" svg:y="19.796cm">
          <text:p text:style-name="P1">IndiviualBuyer</text:p>
          <text:p text:style-name="P1">-------------------</text:p>
          <text:p text:style-name="P1">Name</text:p>
          <text:p text:style-name="P1">Paid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636cm" svg:y1="18.653cm" svg:x2="12.303cm" svg:y2="19.669cm">
          <text:p/>
        </draw:line>
        <draw:custom-shape draw:style-name="gr1" draw:text-style-name="P1" draw:layer="layout" svg:width="5.207cm" svg:height="4.699cm" svg:x="3.032cm" svg:y="1.635cm">
          <text:p text:style-name="P1">User</text:p>
          <text:p text:style-name="P1">---------------------</text:p>
          <text:p text:style-name="P1">Name</text:p>
          <text:p text:style-name="P1">Password</text:p>
          <text:p text:style-name="P1">Company</text:p>
          <text:p text:style-name="P1">Privileg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3.556cm" svg:x="1.254cm" svg:y="8.239cm">
          <text:p text:style-name="P1">Company</text:p>
          <text:p text:style-name="P1">--------------------------</text:p>
          <text:p text:style-name="P1">Resources</text:p>
          <text:p text:style-name="P1">Tour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922cm" svg:y1="7.096cm" svg:x2="10.398cm" svg:y2="9.636cm">
          <text:p/>
        </draw:line>
        <draw:line draw:style-name="gr2" draw:text-style-name="P1" draw:layer="layout" svg:x1="18.272cm" svg:y1="8.366cm" svg:x2="18.018cm" svg:y2="9.382cm">
          <text:p/>
        </draw:line>
        <draw:line draw:style-name="gr2" draw:text-style-name="P1" draw:layer="layout" svg:x1="5.445cm" svg:y1="6.334cm" svg:x2="3.794cm" svg:y2="8.239cm">
          <text:p/>
        </draw:line>
        <draw:custom-shape draw:style-name="gr1" draw:text-style-name="P1" draw:layer="layout" svg:width="6.096cm" svg:height="4.318cm" svg:x="0.873cm" svg:y="12.684cm">
          <text:p text:style-name="P1">Priveledges</text:p>
          <text:p text:style-name="P1">-----------------</text:p>
          <text:p text:style-name="P1">What they can see</text:p>
          <text:p text:style-name="P1">What they can chang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2.921cm" svg:height="1.397cm" svg:x="3.286cm" svg:y="5.318cm">
          <text:p text:style-name="P1">Excurs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58cm" svg:height="1.016cm" svg:x="12.049cm" svg:y="5.191cm">
          <text:p text:style-name="P1">CruiseLine/DB/Manua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4.699cm" svg:x="2.016cm" svg:y="6.715cm">
          <text:p text:style-name="P1">-Tours</text:p>
          <text:p text:style-name="P1">-TourType</text:p>
          <text:p text:style-name="P1">-Groups</text:p>
          <text:p text:style-name="P1">-Purchaser</text:p>
          <text:p text:style-name="P1">-IndividualPayer</text:p>
          <text:p text:style-name="P1">-ResourceLi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5.334cm" svg:x="12.176cm" svg:y="6.207cm">
          <text:p text:style-name="P1">-Cruise Ships</text:p>
          <text:p text:style-name="P1">If group is cruise ship</text:p>
          <text:p text:style-name="P1">-Group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01cm" svg:height="1.143cm" svg:x="5.826cm" svg:y="3.032cm">
          <text:p text:style-name="P1">Privilege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12:49:45.518847684</meta:creation-date>
    <dc:date>2015-01-15T15:24:45.301658974</dc:date>
    <meta:editing-duration>PT56M29S</meta:editing-duration>
    <meta:editing-cycles>1</meta:editing-cycles>
    <meta:document-statistic meta:object-count="24"/>
    <meta:generator>LibreOffice/4.2.7.2$Linux_X86_64 LibreOffice_project/420m0$Build-2</meta:generator>
  </office:meta>
</office:document-meta>
</file>